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f34b" officeooo:paragraph-rsid="0002f34b"/>
    </style:style>
    <style:style style:name="P2" style:family="paragraph" style:parent-style-name="Standard">
      <style:text-properties officeooo:rsid="000431b1" officeooo:paragraph-rsid="000431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ves hay que aprobar</text:p>
      <text:p text:style-name="P1"/>
      <text:p text:style-name="P2">hola funciona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09T10:25:41.069000000</meta:creation-date>
    <dc:date>2025-06-09T10:46:51.568000000</dc:date>
    <meta:editing-duration>PT49S</meta:editing-duration>
    <meta:editing-cycles>2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2" meta:word-count="7" meta:character-count="38" meta:non-whitespace-character-count="33"/>
  </office:meta>
</office:document-meta>
</file>